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png" manifest:full-path="Pictures/1000020100000154000001543F990DCB.png"/>
  <manifest:file-entry manifest:media-type="image/jpeg" manifest:full-path="Pictures/10000000000003A800000141145D463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Title1-subtitle" style:list-style-name="L4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5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fo:min-height="2.617cm"/>
    </style:style>
    <style:style style:name="pr8" style:family="presentation" style:parent-style-name="Default-outline1">
      <style:graphic-properties fo:min-height="12.95cm"/>
    </style:style>
    <style:style style:name="pr9" style:family="presentation" style:parent-style-name="Default-notes">
      <style:graphic-properties draw:fill-color="#ffffff" fo:min-height="11.74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ffffff" fo:font-family="'DejaVu Sans'" style:font-family-generic="swiss" style:font-pitch="variable" fo:font-size="48pt" fo:text-shadow="1pt 1pt" fo:font-weight="bold" style:font-size-asian="48pt" style:font-weight-asian="bold" style:font-size-complex="48pt" style:font-weight-complex="bold"/>
    </style:style>
    <style:style style:name="P5" style:family="paragraph">
      <style:paragraph-properties style:writing-mode="lr-tb"/>
    </style:style>
    <style:style style:name="P6" style:family="paragraph">
      <style:paragraph-properties fo:margin-left="0.93cm" fo:margin-right="0cm" fo:text-indent="-0.93cm"/>
    </style:style>
    <style:style style:name="P7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margin-left="2.041cm" fo:margin-right="0cm" fo:margin-top="0.097cm" fo:margin-bottom="0.194cm" fo:line-height="89%" fo:text-align="start" fo:text-indent="-0.771cm" style:text-autospace="ideograph-alpha" style:punctuation-wrap="hanging" style:line-break="strict" style:writing-mode="lr-tb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hyphenate="false"/>
    </style:style>
    <style:style style:name="P10" style:family="paragraph">
      <style:paragraph-properties style:text-autospace="ideograph-alpha" style:writing-mode="lr-tb"/>
      <style:text-properties fo:hyphenate="false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ffffff" fo:font-family="'DejaVu Sans'" style:font-family-generic="swiss" style:font-pitch="variable" fo:font-size="48pt" fo:language="en" fo:country="GB" fo:text-shadow="1pt 1pt" fo:font-weight="bold" style:font-size-asian="48pt" style:font-weight-asian="bold" style:font-size-complex="48pt" style:font-weight-complex="bold"/>
    </style:style>
    <style:style style:name="T3" style:family="text">
      <style:text-properties fo:font-family="'DejaVu Sans'" style:font-family-generic="swiss" style:font-pitch="variable" fo:font-size="40pt" fo:language="en" fo:country="US" fo:font-style="normal" fo:text-shadow="none" fo:font-weight="bold" style:font-size-asian="40pt" style:language-asian="en" style:country-asian="US" style:font-style-asian="normal" style:font-size-complex="40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family-generic-asian="swiss" style:font-pitch-asian="variable" style:font-size-asian="22pt" style:language-asian="zxx" style:country-asian="none" style:font-style-asian="normal" style:font-weight-asian="normal" style:font-family-complex="Arial" style:font-family-generic-complex="swiss" style:font-pitch-complex="variable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etter-spacing="normal" fo:language="en" fo:country="US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style:text-overline-style="none" style:text-overline-color="font-color"/>
    </style:style>
    <style:style style:name="T12" style:family="text">
      <style:text-properties fo:letter-spacing="normal" fo:language="en" fo:country="US" fo:font-style="normal" style:text-underline-mode="continuous" style:text-overline-mode="continuous" style:text-line-through-mode="continuous" style:letter-kerning="false" style:language-asian="zxx" style:country-asian="none" style:font-style-asian="normal" style:language-complex="zxx" style:country-complex="none" style:font-style-complex="normal" style:text-scale="100%" style:text-overline-style="none" style:text-overline-color="font-color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3.8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2.629cm" svg:x="2.54cm" svg:y="7.531cm" presentation:class="title" presentation:user-transformed="true">
          <draw:text-box>
            <text:p text:style-name="P3"><text:span text:style-name="T2">Networking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30cm" svg:height="13.201cm" svg:x="1cm" svg:y="4cm" presentation:class="outline" presentation:user-transformed="true">
          <draw:text-box>
            <text:list text:style-name="L3">
              <text:list-item>
                <text:p text:style-name="P6">Manage network connections</text:p>
              </text:list-item>
              <text:list-item>
                <text:p text:style-name="P6">'ifconfig' command</text:p>
              </text:list-item>
              <text:list-item>
                <text:p text:style-name="P6">Proxy settings</text:p>
              </text:list-item>
              <text:list-item>
                <text:p text:style-name="P6">GUI applications</text:p>
              </text:list-item>
              <text:list-item>
                <text:p text:style-name="P6">ssh daemon and ssh client</text:p>
              </text:list-item>
              <text:list-item>
                <text:p text:style-name="P6">vncserver and vncviewer</text:p>
              </text:list-item>
            </text:list>
          </draw:text-box>
        </draw:frame>
        <draw:frame presentation:style-name="pr5" draw:text-style-name="P1" draw:layer="layout" svg:width="28.749cm" svg:height="2.868cm" svg:x="1.599cm" svg:y="0.799cm" presentation:class="title" presentation:user-transformed="true">
          <draw:text-box>
            <text:p text:style-name="P1"><text:span text:style-name="T3">Agenda</text:span></text:p>
          </draw:text-box>
        </draw:frame>
        <presentation:notes draw:style-name="dp3">
          <office:forms form:automatic-focus="false" form:apply-design-mode="false"/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Manage Network Connec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In Gnome available network connections can be accessed by System → Preferences → Network connections</text:p>
              </text:list-item>
              <text:list-item>
                <text:p text:style-name="P6">Wired and wireless connections</text:p>
              </text:list-item>
              <text:list-item>
                <text:p text:style-name="P6">IPv4 settings</text:p>
                <text:list>
                  <text:list-item>
                    <text:p>Automatic (DHCP)</text:p>
                  </text:list-item>
                  <text:list-item>
                    <text:p>Manual</text:p>
                  </text:list-item>
                  <text:list-item>
                    <text:p>Address</text:p>
                  </text:list-item>
                  <text:list-item>
                    <text:p>Netmask</text:p>
                  </text:list-item>
                  <text:list-item>
                    <text:p>Gateway</text:p>
                  </text:list-item>
                </text:list>
              </text:list-item>
              <text:list-item>
                <text:p text:style-name="P6">The network can be restarted by invoking command '/etc/init.d/networking restart'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3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'ifconfig' command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4">ifconfig [interface]</text:span></text:p>
              </text:list-item>
            </text:list>
            <text:p text:style-name="P9"><text:span text:style-name="T5">e.g. ifconfig eth0</text:span></text:p>
            <text:list text:continue-numbering="true" text:style-name="L3">
              <text:list-item>
                <text:p text:style-name="P6"><text:span text:style-name="T4">ifconfig </text:span><text:span text:style-name="T6">interface </text:span><text:span text:style-name="T4">[up | down]</text:span></text:p>
                <text:list>
                  <text:list-item>
                    <text:p><text:span text:style-name="T7">e.g. ifconfig eth0 down</text:span></text:p>
                  </text:list-item>
                </text:list>
              </text:list-item>
              <text:list-item>
                <text:p text:style-name="P6"><text:span text:style-name="T4">ifconfig </text:span><text:span text:style-name="T6">addr </text:span><text:span text:style-name="T8">[netmask </text:span><text:span text:style-name="T6">addr</text:span><text:span text:style-name="T8">]</text:span></text:p>
                <text:list>
                  <text:list-item>
                    <text:p><text:span text:style-name="T9">e.g. ifconfig 192.168.1.100 netmask 255.255.255.0</text:span></text:p>
                  </text:list-item>
                </text:list>
              </text:list-item>
              <text:list-item>
                <text:p text:style-name="P6"><text:span text:style-name="T9">Shortcuts</text:span></text:p>
                <text:list>
                  <text:list-item>
                    <text:p><text:span text:style-name="T8">ifup</text:span><text:span text:style-name="T9"> – bring a network interface up</text:span></text:p>
                  </text:list-item>
                  <text:list-item>
                    <text:p><text:span text:style-name="T8">ifdown</text:span><text:span text:style-name="T9"> – take a network interface dow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Proxy setting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In Gnome the proxy settings can be configured by System → Preferences → Network Proxy (or by invoking 'gnome-network-properties' command)</text:p>
              </text:list-item>
              <text:list-item>
                <text:p text:style-name="P6"><text:span text:style-name="T4">export http_proxy='http://ip_address:port'</text:span></text:p>
              </text:list-item>
              <text:list-item>
                <text:p text:style-name="P6">Configuration files are in</text:p>
                <text:list>
                  <text:list-item>
                    <text:p><text:span text:style-name="T4">$HOME/.gconf/system/http_proxy/%gconf.xml</text:span> and <text:span text:style-name="T4">$HOME/.gconf/system/proxy/%gconf.xml</text:span></text:p>
                  </text:list-item>
                  <text:list-item>
                    <text:p><text:span text:style-name="T4">gconftool -R /system/http_proxy</text:span></text:p>
                  </text:list-item>
                  <text:list-item>
                    <text:p><text:span text:style-name="T4">gconftool --set /system/proxy/mode --type string manual</text:span></text:p>
                  </text:list-item>
                  <text:list-item>
                    <text:p><text:span text:style-name="T4">gconftool --set /system/http_proxy/use_http_proxy --type bool true</text:span></text:p>
                  </text:list-item>
                  <text:list-item>
                    <text:p><text:span text:style-name="T4">gconftool --set /system/http_proxy/host --type string </text:span><text:span text:style-name="T8">192.168.1.1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Network GUI applications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System → Administration → Network Tools or gnome-nettool</text:p>
                <text:list>
                  <text:list-item>
                    <text:p>Devices</text:p>
                  </text:list-item>
                  <text:list-item>
                    <text:p>Ping</text:p>
                  </text:list-item>
                  <text:list-item>
                    <text:p>Netstat</text:p>
                  </text:list-item>
                  <text:list-item>
                    <text:p>Traceroute</text:p>
                  </text:list-item>
                  <text:list-item>
                    <text:p>Port Scan</text:p>
                  </text:list-item>
                  <text:list-item>
                    <text:p>Lookup</text:p>
                  </text:list-item>
                  <text:list-item>
                    <text:p>Finger</text:p>
                  </text:list-item>
                  <text:list-item>
                    <text:p>Whois</text:p>
                  </text:list-item>
                </text:list>
              </text:list-item>
              <text:list-item>
                <text:p>System → Preferences → Remote Desktop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ssh daemon and ssh client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<text:span text:style-name="T4">/usr/sbin/sshd</text:span><text:span text:style-name="T7"> - OpenSSH SSH daemon</text:span></text:p>
              </text:list-item>
              <text:list-item>
                <text:p text:style-name="P6"><text:span text:style-name="T4">/usr/bin/ssh</text:span><text:span text:style-name="T7"> - OpenSSH SSH client</text:span></text:p>
              </text:list-item>
            </text:list>
            <text:p text:style-name="P9"><text:span text:style-name="T5">ssh [-XC] [user@]hostname (e.g. ssh student@192.168.1.100)</text:span></text:p>
            <text:list text:continue-numbering="true" text:style-name="L3">
              <text:list-item>
                <text:p text:style-name="P6"><text:span text:style-name="T7">Configuration files</text:span></text:p>
                <text:list>
                  <text:list-item>
                    <text:p><text:span text:style-name="T7">/etc/hostname</text:span></text:p>
                  </text:list-item>
                  <text:list-item>
                    <text:p><text:span text:style-name="T7">/etc/hosts</text:span></text:p>
                  </text:list-item>
                  <text:list-item>
                    <text:p><text:span text:style-name="T7">/etc/hosts.allow</text:span></text:p>
                  </text:list-item>
                  <text:list-item>
                    <text:p><text:span text:style-name="T7">/etc/hosts.deny</text:span></text:p>
                  </text:list-item>
                  <text:list-item>
                    <text:p><text:span text:style-name="T7">~/.ssh/known_hosts</text:span></text:p>
                  </text:list-item>
                </text:list>
              </text:list-item>
              <text:list-item>
                <text:p><text:span text:style-name="T7">Other commands</text:span></text:p>
              </text:list-item>
              <text:list-item>
                <text:p><text:span text:style-name="T7">sshpass [-XC] -p </text:span><text:span text:style-name="T10">password </text:span><text:span text:style-name="T9">[user@]hostname</text:span></text:p>
                <text:list>
                  <text:list-item>
                    <text:p><text:span text:style-name="T7">scp </text:span><text:span text:style-name="T10">file </text:span><text:span text:style-name="T9">[user@]hostname:</text:span><text:span text:style-name="T10">path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7" draw:layer="layout" svg:width="28.749cm" svg:height="2.617cm" svg:x="1.599cm" svg:y="0.924cm" presentation:class="title">
          <draw:text-box>
            <text:p text:style-name="P1">vncserver and vncviewer</text:p>
          </draw:text-box>
        </draw:frame>
        <draw:frame presentation:style-name="pr8" draw:layer="layout" svg:width="30cm" svg:height="12.95cm" svg:x="1cm" svg:y="4cm" presentation:class="outline">
          <draw:text-box>
            <text:list text:style-name="L3">
              <text:list-item>
                <text:p text:style-name="P6">vncserver</text:p>
                <text:list>
                  <text:list-item>
                    <text:p text:style-name="P10"><text:span text:style-name="T11">vncserver [:display#] [-geometry WxH] [-depth </text:span><text:span text:style-name="T12">8|15|16|24]</text:span></text:p>
                  </text:list-item>
                  <text:list-item>
                    <text:p text:style-name="P10"><text:span text:style-name="T12">vncserver -kill :display#</text:span></text:p>
                  </text:list-item>
                </text:list>
              </text:list-item>
              <text:list-item>
                <text:p text:style-name="P6">vncviewer [-shared] [-bgr233] [user@]hostname:display#</text:p>
                <text:list>
                  <text:list-item>
                    <text:p text:style-name="P10"><text:span text:style-name="T11">e.g. vncviewer -bgr233 192.168.1.100:2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9" draw:layer="layout" svg:width="16.232cm" svg:height="11.746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style:paragraph-properties fo:margin-left="0cm" fo:margin-right="0cm" fo:text-align="justify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line-height="100%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18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pt" fo:language="en" fo:country="GB" style:font-size-asian="6pt" style:font-size-complex="6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10.106cm" svg:height="0.719cm" svg:x="10.932cm" svg:y="18.939cm" presentation:class="footer">
        <draw:text-box>
          <text:p text:style-name="MP7">Confidential</text:p>
        </draw:text-box>
      </draw:frame>
      <draw:frame presentation:style-name="Mpr1" draw:text-style-name="MP7" draw:layer="backgroundobjects" svg:width="10.106cm" svg:height="0.719cm" svg:x="1.21cm" svg:y="18.966cm">
        <draw:text-box>
          <text:p text:style-name="MP8">© 2011 Instigate Training Center NGO</text:p>
        </draw:text-box>
      </draw:frame>
      <draw:frame draw:style-name="Mgr5" draw:text-style-name="MP9" draw:layer="backgroundobjects" svg:width="2.867cm" svg:height="2.808cm" svg:x="28.348cm" svg:y="16.777cm">
        <draw:image xlink:href="Pictures/1000020100000154000001543F990DCB.png" xlink:type="simple" xlink:show="embed" xlink:actuate="onLoad">
          <text:p/>
        </draw:image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custom-shape draw:style-name="Mgr8" draw:text-style-name="MP11" draw:layer="backgroundobjects" svg:width="10.128cm" svg:height="0.713cm" svg:x="1.06cm" svg:y="19.092cm">
        <text:p text:style-name="MP10"><text:span text:style-name="MT2">Graphic Design by Meg Liggett - Liggett Productions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9" draw:text-style-name="MP9" draw:layer="backgroundobjects" svg:width="31.999cm" svg:height="10.973cm" svg:x="0.001cm" svg:y="0cm">
        <draw:image xlink:href="Pictures/10000000000003A800000141145D463A.jpg" xlink:type="simple" xlink:show="embed" xlink:actuate="onLoad">
          <text:p/>
        </draw:image>
      </draw:frame>
      <presentation:notes style:page-layout-name="PM0">
        <draw:rect draw:style-name="Mgr6" draw:text-style-name="MP9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Ruben Osipyan</meta:initial-creator>
    <meta:creation-date>2008-10-10T12:37:19</meta:creation-date>
    <dc:creator>nune </dc:creator>
    <dc:date>2011-05-03T12:39:56</dc:date>
    <meta:editing-cycles>283</meta:editing-cycles>
    <meta:editing-duration>PT45H29M26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